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049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ython orientado a objetos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layer="layout" svg:width="32.766cm" svg:height="11.183cm" svg:x="0.508cm" svg:y="3.302cm" presentation:class="outline" presentation:user-transformed="true">
          <draw:text-box>
            <text:list text:style-name="L2">
              <text:list-item>
                <text:p>Problema exemplo: </text:p>
                <text:list>
                  <text:list-item>
                    <text:p>Vamos representar dados geográficos utilizando três tipos de geometrias: pontos, linhas e polígonos.</text:p>
                  </text:list-item>
                  <text:list-item>
                    <text:p>Cada geometria deve guardar as coordenadas que a descrevem. </text:p>
                    <text:list>
                      <text:list-item>
                        <text:p>Pontos tem 1 par de coordenadas. Linhas e polígonos podem ter vários pares de coordenadas. As distâncias entre as coordenadas de linhas e polígonos são representadas por um segmento de reta.</text:p>
                      </text:list-item>
                    </text:list>
                  </text:list-item>
                  <text:list-item>
                    <text:p>Todas geometrias vão executar as mesmas operações (funções). Porém, a implementação de cada função depende do tipo de geometria. Usaremos a função comprimento() como exemplo.</text:p>
                  </text:list-item>
                </text:list>
              </text:list-item>
              <text:list-item>
                <text:p>Como podemos implementar isso em Python?</text:p>
              </text:list-item>
            </text:list>
          </draw:text-box>
        </draw:frame>
        <draw:frame draw:style-name="gr4" draw:text-style-name="P8" draw:layer="layout" svg:width="18.925cm" svg:height="0.963cm" svg:x="8.075cm" svg:y="17.537cm">
          <draw:text-box>
            <text:p>https://www.tutorialspoint.com/python/python_oops_concepts.ht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estruturado</text:p>
          </draw:text-box>
        </draw:frame>
        <draw:frame presentation:style-name="pr4" draw:layer="layout" svg:width="32.766cm" svg:height="11.049cm" svg:x="0.508cm" svg:y="3.302cm" presentation:class="outline">
          <draw:text-box>
            <text:list text:style-name="L2">
              <text:list-header>
                <text:p text:style-name="P10">import numpy as np# Coordenadas serão representadas por um array de 2x1:ponto = np.array([[0,0]])</text:p>
              </text:list-header>
              <text:list-item>
                <text:p text:style-name="P10"># Linhas e poligonos serão representados por arrays de Nx2.linha = np.array([[0,0], [1,0], [1,1]])# Linhas e poligonos serão representados por arrays de Nx2 e a última linha é igual a primeira.poligono = np.array([[0,0], [1,0], [1,1], [0,1]])</text:p>
              </text:list-item>
              <text:list-item>
                <text:p text:style-name="P10"/>
              </text:list-item>
              <text:list-item>
                <text:p text:style-name="P10">def comprimento(geometria): if len(geometria)==1: #ponto return 0 else: comprimento_parcial = 0 for i in range(1, len(geometria)): comprimento_parcial += np.linalg.norm(geometria[i]-geometria[i-1]) return comprimento_parcial</text:p>
              </text:list-item>
              <text:list-item>
                <text:p text:style-name="P10">print(comprimento(ponto))print(comprimento(linha))print(comprimento(poligono)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Diagrama de classes</text:p>
          </draw:text-box>
        </draw:frame>
        <draw:frame presentation:style-name="pr4" draw:layer="layout" svg:width="32.766cm" svg:height="11.049cm" svg:x="0.508cm" svg:y="3.3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</text:p>
          </draw:text-box>
        </draw:frame>
        <draw:frame presentation:style-name="pr4" draw:layer="layout" svg:width="32.766cm" svg:height="11.049cm" svg:x="0.508cm" svg:y="3.302cm" presentation:class="outline" presentation:placeholder="true">
          <draw:text-box/>
        </draw:frame>
        <draw:frame draw:style-name="gr4" draw:text-style-name="P8" draw:layer="layout" svg:width="16.102cm" svg:height="0.963cm" svg:x="8.898cm" svg:y="16.537cm">
          <draw:text-box>
            <text:p><text:a xlink:href="https://www.w3schools.com/python/python_classes.asp" xlink:type="simple">https://www.w3schools.com/python/python_classes.asp</text:a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8H31M18S</meta:editing-duration>
    <meta:editing-cycles>761</meta:editing-cycles>
    <meta:generator>LibreOffice/24.2.7.2$Linux_X86_64 LibreOffice_project/420$Build-2</meta:generator>
    <dc:date>2025-02-13T15:50:23.281724801</dc:date>
    <meta:document-statistic meta:object-count="60"/>
  </office:meta>
</office:document-meta>
</file>